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paragraph-rsid="001d389c" style:font-weight-asian="bold" style:font-weight-complex="bold"/>
    </style:style>
    <style:style style:name="P2" style:family="paragraph" style:parent-style-name="Standard">
      <style:text-properties officeooo:rsid="001d389c" officeooo:paragraph-rsid="001d389c"/>
    </style:style>
    <style:style style:name="P3" style:family="paragraph" style:parent-style-name="Standard">
      <style:text-properties officeooo:paragraph-rsid="001d8da1"/>
    </style:style>
    <style:style style:name="P4" style:family="paragraph" style:parent-style-name="Standard">
      <style:text-properties fo:font-weight="bold" officeooo:paragraph-rsid="001d8da1" style:font-weight-asian="bold" style:font-weight-complex="bold"/>
    </style:style>
    <style:style style:name="P5" style:family="paragraph" style:parent-style-name="Standard">
      <style:text-properties officeooo:rsid="001d8da1" officeooo:paragraph-rsid="001d8da1"/>
    </style:style>
    <style:style style:name="P6" style:family="paragraph" style:parent-style-name="Standard">
      <style:text-properties officeooo:rsid="001f48e9" officeooo:paragraph-rsid="001f48e9"/>
    </style:style>
    <style:style style:name="P7" style:family="paragraph" style:parent-style-name="Standard">
      <style:text-properties officeooo:paragraph-rsid="001dfeae"/>
    </style:style>
    <style:style style:name="P8" style:family="paragraph" style:parent-style-name="Standard">
      <style:text-properties fo:font-weight="bold" officeooo:paragraph-rsid="001dfeae" style:font-weight-asian="bold" style:font-weight-complex="bold"/>
    </style:style>
    <style:style style:name="P9" style:family="paragraph" style:parent-style-name="Standard">
      <style:text-properties officeooo:rsid="001ea797" officeooo:paragraph-rsid="001ea797"/>
    </style:style>
    <style:style style:name="P10" style:family="paragraph" style:parent-style-name="Text_20_body">
      <style:text-properties fo:font-style="italic" officeooo:paragraph-rsid="001ea797" style:font-style-asian="italic" style:font-style-complex="italic"/>
    </style:style>
    <style:style style:name="P11" style:family="paragraph" style:parent-style-name="Standard">
      <style:text-properties fo:font-weight="bold" officeooo:paragraph-rsid="001f48e9" style:font-weight-asian="bold" style:font-weight-complex="bold"/>
    </style:style>
    <style:style style:name="P12" style:family="paragraph" style:parent-style-name="Standard">
      <style:text-properties officeooo:paragraph-rsid="001f48e9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paragraph-rsid="001f718b"/>
    </style:style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ext_20_body" style:list-style-name="L1"/>
    <style:style style:name="P16" style:family="paragraph" style:parent-style-name="Standard">
      <style:text-properties fo:font-weight="bold" officeooo:paragraph-rsid="0020c18a" style:font-weight-asian="bold" style:font-weight-complex="bold"/>
    </style:style>
    <style:style style:name="P17" style:family="paragraph" style:parent-style-name="Standard">
      <style:text-properties officeooo:rsid="0020c18a" officeooo:paragraph-rsid="0020c18a"/>
    </style:style>
    <style:style style:name="P18" style:family="paragraph" style:parent-style-name="Standard" style:list-style-name="L2">
      <style:text-properties officeooo:rsid="0020c18a" officeooo:paragraph-rsid="0020c18a"/>
    </style:style>
    <style:style style:name="P19" style:family="paragraph" style:parent-style-name="Standard">
      <style:text-properties officeooo:paragraph-rsid="0020c18a"/>
    </style:style>
    <style:style style:name="P20" style:family="paragraph" style:parent-style-name="Standard" style:list-style-name="L3">
      <style:text-properties officeooo:rsid="00244b4d" officeooo:paragraph-rsid="00244b4d"/>
    </style:style>
    <style:style style:name="P21" style:family="paragraph" style:parent-style-name="Standard" style:list-style-name="L3">
      <style:text-properties officeooo:rsid="00249b53" officeooo:paragraph-rsid="00249b53"/>
    </style:style>
    <style:style style:name="T1" style:family="text">
      <style:text-properties officeooo:rsid="001d8da1"/>
    </style:style>
    <style:style style:name="T2" style:family="text">
      <style:text-properties officeooo:rsid="001d389c"/>
    </style:style>
    <style:style style:name="T3" style:family="text">
      <style:text-properties officeooo:rsid="001dfeae"/>
    </style:style>
    <style:style style:name="T4" style:family="text">
      <style:text-properties officeooo:rsid="001f718b"/>
    </style:style>
    <style:style style:name="T5" style:family="text">
      <style:text-properties officeooo:rsid="001ea79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f48e9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iscuss Database and Database language evaluation</text:p>
      <text:p text:style-name="P2">Database is a collection of data. Generally database term is used in computer science to represent a database system, which consists of a DBMS software, a database and other application to interect witht the database.</text:p>
      <text:p text:style-name="P2">To use a RDBMS or database application a language is used to interact with the database and to do the CRUD operation, like SQL (Structured Query Language). Th<text:span text:style-name="T1">is </text:span>language is evaluated <text:span text:style-name="T1">line by line like interpreted languages.</text:span></text:p>
      <text:p text:style-name="P3"/>
      <text:p text:style-name="P4"><text:span text:style-name="T2">2. Why do you study database?</text:span></text:p>
      <text:p text:style-name="P5">We study database to get the idea about different operations like CRUD in database and to thoroughly research the data for data mining or further analysis. <text:span text:style-name="T3">It also enables us to get the grasp of the operations which can be done from a backend.</text:span></text:p>
      <text:p text:style-name="P6">Besides, it’ll teach us the backup and recovering process which may come handy in server management and security related jobs. Analyzing database applications will tea<text:span text:style-name="T4">c</text:span>h us to define our own DDL, so that we can draw our own schema designs and database concepts for our application.</text:p>
      <text:p text:style-name="P7"/>
      <text:p text:style-name="P8"><text:span text:style-name="T2">3. Job description of Database related job published in online job portal.</text:span></text:p>
      <text:p text:style-name="P9">Here’s the sample job description of a Database related job,</text:p>
      <text:p text:style-name="P9"/>
      <text:p text:style-name="P10"><text:span text:style-name="T5">The DBA's key responsibilities include: 1. Install, configure, and upgrade database management systems (DBMS) software like SQL Server, MySQL, PostgreSQL, etc. Ensure databases are set up correctly for optimal performance. <text:line-break/></text:span>Monitor database performance, availability, and security. Maintain and optimize databases to ensure they operate efficiently. Apply patches and updates as necessary. <text:line-break/>Develop and implement backup and recovery procedures to ensure data protection and integrity. Plan and execute disaster recovery strategies and test backup plans regularly. <text:line-break/>Implement and maintain database security (e.g., access control, data encryption) and ensure compliance with security policies and regulations (GDPR, HIPAA, etc.). Monitor for potential security threats and vulnerabilities. <text:line-break/>Analyze database performance and identify bottlenecks, using diagnostic tools to optimize queries and indexes. Ensure databases are performing at an optimal level and recommend performance improvements when necessary. <text:line-break/>Work closely with development teams to design and implement database structures that meet application needs. Assist in database schema development, design, and implementation. <text:line-break/>Plan and perform data migration between databases or environments (e.g., on-premises to cloud). Develop and manage ETL (Extract, Transform, Load) processes to integrate data from various sources. <text:line-break/>Maintain detailed documentation of database environments, processes, procedures, and configurations. Create reports on database performance, usage, and capacity planning. <text:line-break/>Collaborate with developers, system administrators, and other IT staff to support database needs. Provide technical support and troubleshooting for database-related issues. <text:line-break/>Monitor storage usage and database growth to plan for future capacity needs. Implement strategies to scale database infrastructure to handle increased loads or traffic.</text:p>
      <text:p text:style-name="Text_20_body"><text:span text:style-name="Strong_20_Emphasis"><text:span text:style-name="T6">for more details, contact us at <text:line-break/>******@epylliongroup.com</text:span></text:span></text:p>
      <text:p text:style-name="P11"><text:soft-page-break/><text:span text:style-name="T2">4. Requirements or skill to get the Database related job.</text:span></text:p>
      <text:p text:style-name="P12"><text:span text:style-name="T7">Some requirements or skills that we may need to get the Database related job,</text:span></text:p>
      <text:p text:style-name="P12"/>
      <text:list text:style-name="L1">
        <text:list-item>
          <text:p text:style-name="P13">Strong knowledge of various DBMS systems (e.g., Microsoft SQL Server, Oracle, MySQL, PostgreSQL, MongoDB).</text:p>
        </text:list-item>
        <text:list-item>
          <text:p text:style-name="P14">Experience with database performance tuning and optimization techniques.</text:p>
        </text:list-item>
        <text:list-item>
          <text:p text:style-name="P14">Proficiency in backup and recovery, high availability, and disaster recovery planning.</text:p>
        </text:list-item>
        <text:list-item>
          <text:p text:style-name="P14">Familiarity with database security practices and compliance standards.</text:p>
        </text:list-item>
        <text:list-item>
          <text:p text:style-name="P14">Hands-on experience with SQL scripting, database query languages, and stored procedures.</text:p>
        </text:list-item>
        <text:list-item>
          <text:p text:style-name="P14">Knowledge of ETL tools (e.g., SSIS, Talend) and data integration techniques.</text:p>
        </text:list-item>
        <text:list-item>
          <text:p text:style-name="P14">Understanding of database design principles and data modeling.</text:p>
        </text:list-item>
        <text:list-item>
          <text:p text:style-name="P14">Strong analytical and problem-solving skills. Excellent communication skills to interact with developers, IT staff, and management.</text:p>
        </text:list-item>
        <text:list-item>
          <text:p text:style-name="P14">Ability to work independently as well as part of a team.</text:p>
        </text:list-item>
        <text:list-item>
          <text:p text:style-name="P14">Detail-oriented and proactive in monitoring and optimizing systems.</text:p>
        </text:list-item>
        <text:list-item>
          <text:p text:style-name="P14">Experience with cloud database platforms (e.g., Azure SQL Database, AWS RDS, Google Cloud SQL) is a plus.</text:p>
        </text:list-item>
        <text:list-item>
          <text:p text:style-name="P15">Familiarity with DevOps and database automation tools is beneficial.</text:p>
        </text:list-item>
      </text:list>
      <text:p text:style-name="P12"/>
      <text:p text:style-name="P16"><text:span text:style-name="T2">5. What are the learning outcomes of this Database course</text:span></text:p>
      <text:p text:style-name="P17">Some of the learning outcomes of this course are,</text:p>
      <text:list text:style-name="L2">
        <text:list-item>
          <text:p text:style-name="P18">Understanding fundamental concept of database.</text:p>
        </text:list-item>
        <text:list-item>
          <text:p text:style-name="P18">Getting to know about the CRUD operation of database systems.</text:p>
        </text:list-item>
        <text:list-item>
          <text:p text:style-name="P18">Learning DDL to design database schema designs.</text:p>
        </text:list-item>
        <text:list-item>
          <text:p text:style-name="P18">Creating tables based on definition and constrains.</text:p>
        </text:list-item>
        <text:list-item>
          <text:p text:style-name="P18">Understanding the backup and restoring systems of modern databases.</text:p>
        </text:list-item>
      </text:list>
      <text:p text:style-name="P19"/>
      <text:p text:style-name="P16"><text:span text:style-name="T2">6. what are the research area of this database course.</text:span></text:p>
      <text:p text:style-name="P17">Some research area concerning this database course are,</text:p>
      <text:list text:style-name="L3">
        <text:list-item>
          <text:p text:style-name="P20"><text:span text:style-name="T8">Big data analysis: </text:span>We need to manage big data and research thoroughly to get the data out of it.</text:p>
        </text:list-item>
        <text:list-item>
          <text:p text:style-name="P20"><text:span text:style-name="T8">Security:</text:span> We can take a step further and try to increase the security of our database applications.</text:p>
        </text:list-item>
        <text:list-item>
          <text:p text:style-name="P20"><text:span text:style-name="T8">ML integration:</text:span> we can work on integrating our database with machine learning’s predictive models.</text:p>
        </text:list-item>
        <text:list-item>
          <text:p text:style-name="P20"><text:span text:style-name="T8">Blockchain:</text:span> For web III we may need to build our application on the new blockchain and decentralize technology and thus we may need to re-configure our database programs, so that they can adapt the change.</text:p>
        </text:list-item>
        <text:list-item>
          <text:p text:style-name="P21"><text:span text:style-name="T8">Optimization:</text:span> We can also work on the optimization part, especially cache database and cloud database par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1:19:04.009217207</meta:creation-date>
    <dc:date>2025-01-27T22:14:49.951285118</dc:date>
    <meta:editing-duration>PT24M29S</meta:editing-duration>
    <meta:editing-cycles>7</meta:editing-cycles>
    <meta:generator>LibreOffice/24.8.4.2$Linux_X86_64 LibreOffice_project/480$Build-2</meta:generator>
    <meta:document-statistic meta:table-count="0" meta:image-count="0" meta:object-count="0" meta:page-count="2" meta:paragraph-count="38" meta:word-count="803" meta:character-count="5377" meta:non-whitespace-character-count="4624"/>
  </office:meta>
</office:document-meta>
</file>